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spendMethod.trimSuspendParameterTypes( Class &lt; ? &gt; [ ] parameterTyp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uspendMethod.isContinuationType( Class &lt; ? &gt; parameter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uspendMethod.Suspend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